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d92ca" officeooo:paragraph-rsid="001d92ca"/>
    </style:style>
    <style:style style:name="P2" style:family="paragraph" style:parent-style-name="Preformatted_20_Text">
      <style:text-properties officeooo:rsid="001ec737" officeooo:paragraph-rsid="001ec737"/>
    </style:style>
    <style:style style:name="P3" style:family="paragraph" style:parent-style-name="Preformatted_20_Text">
      <style:text-properties officeooo:rsid="001ec737" officeooo:paragraph-rsid="0025b1c8"/>
    </style:style>
    <style:style style:name="P4" style:family="paragraph" style:parent-style-name="Preformatted_20_Text">
      <style:text-properties officeooo:rsid="001ec737" officeooo:paragraph-rsid="0027bcbb"/>
    </style:style>
    <style:style style:name="P5" style:family="paragraph" style:parent-style-name="Preformatted_20_Text">
      <style:text-properties officeooo:rsid="001ff0db" officeooo:paragraph-rsid="001ff0db"/>
    </style:style>
    <style:style style:name="P6" style:family="paragraph" style:parent-style-name="Preformatted_20_Text">
      <style:text-properties fo:font-weight="bold" officeooo:rsid="0028a0d4" officeooo:paragraph-rsid="0028a0d4" style:font-weight-asian="bold" style:font-weight-complex="bold"/>
    </style:style>
    <style:style style:name="P7" style:family="paragraph" style:parent-style-name="Preformatted_20_Text">
      <style:text-properties fo:font-weight="bold" officeooo:rsid="0028a0d4" officeooo:paragraph-rsid="002d1ab3" style:font-weight-asian="bold" style:font-weight-complex="bold"/>
    </style:style>
    <style:style style:name="P8" style:family="paragraph" style:parent-style-name="Preformatted_20_Text">
      <style:text-properties fo:font-weight="bold" officeooo:rsid="002e2386" officeooo:paragraph-rsid="002e2386" style:font-weight-asian="bold" style:font-weight-complex="bold"/>
    </style:style>
    <style:style style:name="P9" style:family="paragraph" style:parent-style-name="Preformatted_20_Text">
      <style:text-properties fo:font-weight="bold" officeooo:rsid="00306243" officeooo:paragraph-rsid="00306243" style:font-weight-asian="bold" style:font-weight-complex="bold"/>
    </style:style>
    <style:style style:name="P10" style:family="paragraph" style:parent-style-name="Preformatted_20_Text">
      <style:text-properties fo:font-weight="bold" officeooo:rsid="0031a431" officeooo:paragraph-rsid="0031a431" style:font-weight-asian="bold" style:font-weight-complex="bold"/>
    </style:style>
    <style:style style:name="P11" style:family="paragraph" style:parent-style-name="Preformatted_20_Text">
      <style:text-properties fo:font-weight="normal" officeooo:rsid="0028a0d4" officeooo:paragraph-rsid="0028a0d4" style:font-weight-asian="normal" style:font-weight-complex="normal"/>
    </style:style>
    <style:style style:name="P12" style:family="paragraph" style:parent-style-name="Preformatted_20_Text">
      <style:text-properties fo:font-weight="normal" officeooo:rsid="002e2386" officeooo:paragraph-rsid="002e2386" style:font-weight-asian="normal" style:font-weight-complex="normal"/>
    </style:style>
    <style:style style:name="P13" style:family="paragraph" style:parent-style-name="Preformatted_20_Text">
      <style:text-properties fo:font-weight="normal" officeooo:rsid="00306243" officeooo:paragraph-rsid="00306243" style:font-weight-asian="normal" style:font-weight-complex="normal"/>
    </style:style>
    <style:style style:name="P14" style:family="paragraph" style:parent-style-name="Preformatted_20_Text">
      <style:text-properties fo:font-weight="normal" officeooo:rsid="002ff74f" officeooo:paragraph-rsid="002ff74f" style:font-weight-asian="normal" style:font-weight-complex="normal"/>
    </style:style>
    <style:style style:name="P15" style:family="paragraph" style:parent-style-name="Preformatted_20_Text">
      <style:text-properties fo:font-weight="normal" officeooo:rsid="0032255e" officeooo:paragraph-rsid="0032255e" style:font-weight-asian="normal" style:font-weight-complex="normal"/>
    </style:style>
    <style:style style:name="P16" style:family="paragraph" style:parent-style-name="Preformatted_20_Text">
      <style:paragraph-properties fo:break-before="page"/>
      <style:text-properties fo:font-weight="bold" officeooo:rsid="0028a0d4" officeooo:paragraph-rsid="0028a0d4" style:font-weight-asian="bold" style:font-weight-complex="bold"/>
    </style:style>
    <style:style style:name="P17" style:family="paragraph" style:parent-style-name="Preformatted_20_Text">
      <style:text-properties fo:font-weight="normal" officeooo:rsid="00306243" officeooo:paragraph-rsid="00306243" style:font-weight-asian="normal" style:font-weight-complex="normal"/>
    </style:style>
    <style:style style:name="P18" style:family="paragraph" style:parent-style-name="Preformatted_20_Text">
      <style:text-properties fo:font-weight="normal" officeooo:rsid="0031a431" officeooo:paragraph-rsid="0031a431" style:font-weight-asian="normal" style:font-weight-complex="normal"/>
    </style:style>
    <style:style style:name="P19" style:family="paragraph" style:parent-style-name="Preformatted_20_Text">
      <style:text-properties fo:font-weight="normal" officeooo:rsid="003406b7" officeooo:paragraph-rsid="003406b7" style:font-weight-asian="normal" style:font-weight-complex="normal"/>
    </style:style>
    <style:style style:name="P20" style:family="paragraph" style:parent-style-name="Preformatted_20_Text">
      <style:text-properties officeooo:rsid="0035f9db" officeooo:paragraph-rsid="0035f9db"/>
    </style:style>
    <style:style style:name="T1" style:family="text">
      <style:text-properties officeooo:rsid="001a7df3"/>
    </style:style>
    <style:style style:name="T2" style:family="text">
      <style:text-properties officeooo:rsid="001dd0ac"/>
    </style:style>
    <style:style style:name="T3" style:family="text">
      <style:text-properties officeooo:rsid="001ff0db"/>
    </style:style>
    <style:style style:name="T4" style:family="text">
      <style:text-properties officeooo:rsid="002215d8"/>
    </style:style>
    <style:style style:name="T5" style:family="text">
      <style:text-properties officeooo:rsid="0025b1c8"/>
    </style:style>
    <style:style style:name="T6" style:family="text">
      <style:text-properties officeooo:rsid="0027bcbb"/>
    </style:style>
    <style:style style:name="T7" style:family="text">
      <style:text-properties officeooo:rsid="0028ba92"/>
    </style:style>
    <style:style style:name="T8" style:family="text">
      <style:text-properties officeooo:rsid="0029397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d1ab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Proj 3C</text:p>
      <text:p text:style-name="Preformatted_20_Text">PRN generator in 3C reaction time tester uses EEPROM locations 0x1FF and 0X1FE</text:p>
      <text:p text:style-name="Preformatted_20_Text">Shift PORT_1 is also dod<text:span text:style-name="T1">g</text:span>y. <text:s/>See replacement project in UNO_V2 but check carefully on eeprom locations.</text:p>
      <text:p text:style-name="Preformatted_20_Text"/>
      <text:p text:style-name="Preformatted_20_Text"><text:span text:style-name="T1">Project </text:span>3G_Prime_numbers_plus <text:span text:style-name="T1">added to UNO_V2</text:span></text:p>
      <text:p text:style-name="Preformatted_20_Text"/>
      <text:p text:style-name="Preformatted_20_Text"/>
      <text:p text:style-name="P1">Check PRN generator carefully: They MUST all be the same.</text:p>
      <text:p text:style-name="Preformatted_20_Text"/>
      <text:p text:style-name="Preformatted_20_Text">4_binary_and_bit_operations/<text:span text:style-name="T2">Bit_ops_1 and 2 modified for UNO_V2</text:span></text:p>
      <text:p text:style-name="Preformatted_20_Text"/>
      <text:p text:style-name="P20">Commentary: Overwritten by longer Hex files???</text:p>
      <text:p text:style-name="Preformatted_20_Text"/>
      <text:p text:style-name="Preformatted_20_Text"/>
      <text:p text:style-name="P2">Projects 5 and 6</text:p>
      <text:p text:style-name="P2"/>
      <text:p text:style-name="P2">5A_Integer_numbers<text:tab/><text:tab/>Factors</text:p>
      <text:p text:style-name="P2">5B_Prime_factors</text:p>
      <text:p text:style-name="P2">5C_Scientific_numbers<text:tab/><text:tab/>Repeatedly raise to power</text:p>
      <text:p text:style-name="P2">5D_Pie_estimator</text:p>
      <text:p text:style-name="P2">5E_e_power_series</text:p>
      <text:p text:style-name="P2"/>
      <text:p text:style-name="P4">6D_INT_to_display<text:tab/><text:tab/><text:span text:style-name="T6">Running arithmetic/geometric means</text:span></text:p>
      <text:p text:style-name="P3">6E_FPN_to_display<text:tab/><text:tab/><text:span text:style-name="T4">Repeated root then reverse process <text:s/>(tends towards 1) </text:span></text:p>
      <text:p text:style-name="P2">6F_FPN_from_IO<text:tab/><text:tab/>Convert to 1.abcd * 2^n <text:span text:style-name="T5">NOT done</text:span></text:p>
      <text:p text:style-name="P3">6G_INT_from_IO<text:tab/><text:tab/>Multiply up to limit then down again</text:p>
      <text:p text:style-name="P2"/>
      <text:p text:style-name="P2">Changes</text:p>
      <text:p text:style-name="P2"><text:span text:style-name="T3">5F</text:span><text:tab/>Calculate sine, cos and tan<text:tab/><text:span text:style-name="T3">Extra project</text:span></text:p>
      <text:p text:style-name="P2"/>
      <text:p text:style-name="P6"/>
      <text:p text:style-name="P16">Test results for numeric entry projects</text:p>
      <text:p text:style-name="P6"/>
      <text:p text:style-name="P11"><text:span text:style-name="T9">6D<text:tab/>Integer entry KBD to display</text:span><text:tab/></text:p>
      <text:p text:style-name="P11">Calculates running average</text:p>
      <text:p text:style-name="P11">String to long conversions carried out by mini-OS<text:tab/></text:p>
      <text:p text:style-name="P11">Introduces subroutine Int_KBD_to_display();</text:p>
      <text:p text:style-name="P11"><text:tab/>Local version does +<text:span text:style-name="T7">v</text:span>e numbers only and no backspace</text:p>
      <text:p text:style-name="P11"><text:tab/><text:span text:style-name="T8">Global version also does -ve numbers and backspace</text:span></text:p>
      <text:p text:style-name="P11"/>
      <text:p text:style-name="P7">6E_FPN_to_display<text:tab/></text:p>
      <text:p text:style-name="P7"/>
      <text:p text:style-name="P7"><text:span text:style-name="T10">Introduces subroutine</text:span><text:span text:style-name="T11">s</text:span><text:span text:style-name="T10"> </text:span></text:p>
      <text:p text:style-name="P7"><text:span text:style-name="T10">“FPN_KBD_to_display(char *</text:span><text:span text:style-name="T11">)”</text:span></text:p>
      <text:p text:style-name="P7"><text:span text:style-name="T10">“FPN_string_KBD_to_display(char *</text:span><text:span text:style-name="T11">)”</text:span><text:tab/></text:p>
      <text:p text:style-name="P12">Local and global versions checked.</text:p>
      <text:p text:style-name="P15">Raises numbers to power of 0.5 or 3 then reverses the process</text:p>
      <text:p text:style-name="P12"/>
      <text:p text:style-name="P8">6F_FPN_from_IO</text:p>
      <text:p text:style-name="P13">Repeat of 5C<text:tab/>Only local versions saved</text:p>
      <text:p text:style-name="P13"/>
      <text:p text:style-name="P9">6G_INT_from_IO</text:p>
      <text:p text:style-name="P13"/>
      <text:p text:style-name="P18">Multiply up to 6666…. then down.</text:p>
      <text:p text:style-name="P18">Does +ve and -ve numbers</text:p>
      <text:p text:style-name="P18">Only local versions saved</text:p>
      <text:p text:style-name="P18"/>
      <text:p text:style-name="P10">6L_FPN_to_display</text:p>
      <text:p text:style-name="P18"/>
      <text:p text:style-name="P19">Legacy version of 6E</text:p>
      <text:p text:style-name="P14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14T14:56:14.093000000</dc:date>
    <meta:editing-duration>PT2H37M48S</meta:editing-duration>
    <meta:editing-cycles>15</meta:editing-cycles>
    <meta:generator>LibreOffice/6.2.8.2$Windows_X86_64 LibreOffice_project/f82ddfca21ebc1e222a662a32b25c0c9d20169ee</meta:generator>
    <meta:document-statistic meta:table-count="0" meta:image-count="0" meta:object-count="0" meta:page-count="2" meta:paragraph-count="40" meta:word-count="206" meta:character-count="1494" meta:non-whitespace-character-count="1312"/>
  </office:meta>
</office:document-meta>
</file>